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07000001044148DF43.png" manifest:media-type="image/png"/>
  <manifest:file-entry manifest:full-path="Pictures/100002010000030F0000027649972CAD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0626in" svg:y="0.1252in" svg:width="6.9252in" svg:height="5.5717in" draw:z-index="0"><draw:image xlink:href="Pictures/100002010000030F0000027649972CAD.png" xlink:type="simple" xlink:show="embed" xlink:actuate="onLoad"/></draw:frame><draw:frame draw:style-name="fr1" draw:name="Image2" text:anchor-type="paragraph" svg:x="0.0417in" svg:y="5.7811in" svg:width="6.9252in" svg:height="2.322in" draw:z-index="1"><draw:image xlink:href="Pictures/1000020100000307000001044148DF4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37S</meta:editing-duration>
    <meta:editing-cycles>3</meta:editing-cycles>
    <meta:generator>LibreOffice/4.4.5.2$Windows_x86 LibreOffice_project/a22f674fd25a3b6f45bdebf25400ed2adff0ff99</meta:generator>
    <dc:date>2015-11-18T13:33:04.009000000</dc:date>
    <meta:document-statistic meta:table-count="0" meta:image-count="2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